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300944669366" calcext:value-type="float">
            <text:p>99,73</text:p>
          </table:table-cell>
          <table:table-cell table:style-name="ce3" table:formula="of:=([.F2]/12597)*100" office:value-type="float" office:value="0.269905533063428" calcext:value-type="float">
            <text:p>0,27</text:p>
          </table:table-cell>
          <table:table-cell/>
          <table:table-cell table:style-name="ce4" table:formula="of:=[.E18]+[.H18]" office:value-type="float" office:value="12563" calcext:value-type="float">
            <text:p>12563</text:p>
          </table:table-cell>
          <table:table-cell table:formula="of:=12597-[.E2]" office:value-type="float" office:value="34" calcext:value-type="float">
            <text:p>34</text:p>
          </table:table-cell>
          <table:table-cell office:value-type="float" office:value="0.0130288600922" calcext:value-type="float">
            <text:p>0,0130288601</text:p>
          </table:table-cell>
          <table:table-cell office:value-type="float" office:value="22.2242481709" calcext:value-type="float">
            <text:p>22,224248170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714217670874" calcext:value-type="float">
            <text:p>99,71</text:p>
          </table:table-cell>
          <table:table-cell table:style-name="ce3" table:formula="of:=([.F3]/12597)*100" office:value-type="float" office:value="0.285782329125982" calcext:value-type="float">
            <text:p>0,29</text:p>
          </table:table-cell>
          <table:table-cell/>
          <table:table-cell table:style-name="ce4" table:formula="of:=[.E19]+[.H19]" office:value-type="float" office:value="12561" calcext:value-type="float">
            <text:p>12561</text:p>
          </table:table-cell>
          <table:table-cell table:formula="of:=12597-[.E3]" office:value-type="float" office:value="36" calcext:value-type="float">
            <text:p>36</text:p>
          </table:table-cell>
          <table:table-cell office:value-type="float" office:value="0.0143728256226" calcext:value-type="float">
            <text:p>0,0143728256</text:p>
          </table:table-cell>
          <table:table-cell office:value-type="float" office:value="21.9587249756" calcext:value-type="float">
            <text:p>21,958724975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7300944669366" calcext:value-type="float">
            <text:p>99,73</text:p>
          </table:table-cell>
          <table:table-cell table:style-name="ce3" table:formula="of:=([.F4]/12597)*100" office:value-type="float" office:value="0.269905533063428" calcext:value-type="float">
            <text:p>0,27</text:p>
          </table:table-cell>
          <table:table-cell/>
          <table:table-cell table:style-name="ce4" table:formula="of:=[.E20]+[.H20]" office:value-type="float" office:value="12563" calcext:value-type="float">
            <text:p>12563</text:p>
          </table:table-cell>
          <table:table-cell table:formula="of:=12597-[.E4]" office:value-type="float" office:value="34" calcext:value-type="float">
            <text:p>34</text:p>
          </table:table-cell>
          <table:table-cell office:value-type="float" office:value="0.0130500793457" calcext:value-type="float">
            <text:p>0,0130500793</text:p>
          </table:table-cell>
          <table:table-cell office:value-type="float" office:value="21.973733902" calcext:value-type="float">
            <text:p>21,97373390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110184964674" calcext:value-type="float">
            <text:p>99,61</text:p>
          </table:table-cell>
          <table:table-cell table:style-name="ce3" table:formula="of:=([.F5]/12597)*100" office:value-type="float" office:value="0.388981503532587" calcext:value-type="float">
            <text:p>0,39</text:p>
          </table:table-cell>
          <table:table-cell/>
          <table:table-cell table:style-name="ce4" table:formula="of:=[.E21]+[.H21]" office:value-type="float" office:value="12548" calcext:value-type="float">
            <text:p>12548</text:p>
          </table:table-cell>
          <table:table-cell table:formula="of:=12597-[.E5]" office:value-type="float" office:value="49" calcext:value-type="float">
            <text:p>49</text:p>
          </table:table-cell>
          <table:table-cell office:value-type="float" office:value="0.0131540298462" calcext:value-type="float">
            <text:p>0,0131540298</text:p>
          </table:table-cell>
          <table:table-cell office:value-type="float" office:value="21.9768488407" calcext:value-type="float">
            <text:p>21,9768488407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7062792728427" calcext:value-type="float">
            <text:p>99,71</text:p>
          </table:table-cell>
          <table:table-cell table:style-name="ce3" table:formula="of:=([.F6]/12597)*100" office:value-type="float" office:value="0.29372072715726" calcext:value-type="float">
            <text:p>0,29</text:p>
          </table:table-cell>
          <table:table-cell/>
          <table:table-cell table:style-name="ce4" table:formula="of:=[.E22]+[.H22]" office:value-type="float" office:value="12560" calcext:value-type="float">
            <text:p>12560</text:p>
          </table:table-cell>
          <table:table-cell table:formula="of:=12597-[.E6]" office:value-type="float" office:value="37" calcext:value-type="float">
            <text:p>37</text:p>
          </table:table-cell>
          <table:table-cell office:value-type="float" office:value="0.0132629871368" calcext:value-type="float">
            <text:p>0,0132629871</text:p>
          </table:table-cell>
          <table:table-cell office:value-type="float" office:value="22.0295481682" calcext:value-type="float">
            <text:p>22,029548168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539096610304" calcext:value-type="float">
            <text:p>99,75</text:p>
          </table:table-cell>
          <table:table-cell table:style-name="ce3" table:formula="of:=([.F7]/12597)*100" office:value-type="float" office:value="0.246090338969596" calcext:value-type="float">
            <text:p>0,25</text:p>
          </table:table-cell>
          <table:table-cell/>
          <table:table-cell table:style-name="ce4" table:formula="of:=[.E23]+[.H23]" office:value-type="float" office:value="12566" calcext:value-type="float">
            <text:p>12566</text:p>
          </table:table-cell>
          <table:table-cell table:formula="of:=12597-[.E7]" office:value-type="float" office:value="31" calcext:value-type="float">
            <text:p>31</text:p>
          </table:table-cell>
          <table:table-cell office:value-type="float" office:value="0.0130369663239" calcext:value-type="float">
            <text:p>0,0130369663</text:p>
          </table:table-cell>
          <table:table-cell office:value-type="float" office:value="22.0502297878" calcext:value-type="float">
            <text:p>22,0502297878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7221560689053" calcext:value-type="float">
            <text:p>99,72</text:p>
          </table:table-cell>
          <table:table-cell table:style-name="ce3" table:formula="of:=([.F8]/12597)*100" office:value-type="float" office:value="0.277843931094705" calcext:value-type="float">
            <text:p>0,28</text:p>
          </table:table-cell>
          <table:table-cell/>
          <table:table-cell table:style-name="ce4" table:formula="of:=[.E24]+[.H24]" office:value-type="float" office:value="12562" calcext:value-type="float">
            <text:p>12562</text:p>
          </table:table-cell>
          <table:table-cell table:formula="of:=12597-[.E8]" office:value-type="float" office:value="35" calcext:value-type="float">
            <text:p>35</text:p>
          </table:table-cell>
          <table:table-cell office:value-type="float" office:value="0.0161321163177" calcext:value-type="float">
            <text:p>0,0161321163</text:p>
          </table:table-cell>
          <table:table-cell office:value-type="float" office:value="22.0328531265" calcext:value-type="float">
            <text:p>22,0328531265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7380328649679" calcext:value-type="float">
            <text:p>99,74</text:p>
          </table:table-cell>
          <table:table-cell table:style-name="ce3" table:formula="of:=([.F9]/12597)*100" office:value-type="float" office:value="0.26196713503215" calcext:value-type="float">
            <text:p>0,26</text:p>
          </table:table-cell>
          <table:table-cell/>
          <table:table-cell table:style-name="ce4" table:formula="of:=[.E25]+[.H25]" office:value-type="float" office:value="12564" calcext:value-type="float">
            <text:p>12564</text:p>
          </table:table-cell>
          <table:table-cell table:formula="of:=12597-[.E9]" office:value-type="float" office:value="33" calcext:value-type="float">
            <text:p>33</text:p>
          </table:table-cell>
          <table:table-cell office:value-type="float" office:value="0.0130450725555" calcext:value-type="float">
            <text:p>0,0130450726</text:p>
          </table:table-cell>
          <table:table-cell office:value-type="float" office:value="22.055147171" calcext:value-type="float">
            <text:p>22,055147171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7380328649679" calcext:value-type="float">
            <text:p>99,74</text:p>
          </table:table-cell>
          <table:table-cell table:style-name="ce3" table:formula="of:=([.F10]/12597)*100" office:value-type="float" office:value="0.26196713503215" calcext:value-type="float">
            <text:p>0,26</text:p>
          </table:table-cell>
          <table:table-cell/>
          <table:table-cell table:style-name="ce4" table:formula="of:=[.E26]+[.H26]" office:value-type="float" office:value="12564" calcext:value-type="float">
            <text:p>12564</text:p>
          </table:table-cell>
          <table:table-cell table:formula="of:=12597-[.E10]" office:value-type="float" office:value="33" calcext:value-type="float">
            <text:p>33</text:p>
          </table:table-cell>
          <table:table-cell office:value-type="float" office:value="0.0129380226135" calcext:value-type="float">
            <text:p>0,0129380226</text:p>
          </table:table-cell>
          <table:table-cell office:value-type="float" office:value="21.9982721806" calcext:value-type="float">
            <text:p>21,9982721806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2689529253" calcext:value-type="float">
            <text:p>99,63</text:p>
          </table:table-cell>
          <table:table-cell table:style-name="ce3" table:formula="of:=([.F11]/12597)*100" office:value-type="float" office:value="0.373104707470033" calcext:value-type="float">
            <text:p>0,37</text:p>
          </table:table-cell>
          <table:table-cell/>
          <table:table-cell table:style-name="ce4" table:formula="of:=[.E27]+[.H27]" office:value-type="float" office:value="12550" calcext:value-type="float">
            <text:p>12550</text:p>
          </table:table-cell>
          <table:table-cell table:formula="of:=12597-[.E11]" office:value-type="float" office:value="47" calcext:value-type="float">
            <text:p>47</text:p>
          </table:table-cell>
          <table:table-cell office:value-type="float" office:value="0.0126490592957" calcext:value-type="float">
            <text:p>0,0126490593</text:p>
          </table:table-cell>
          <table:table-cell office:value-type="float" office:value="22.0131940842" calcext:value-type="float">
            <text:p>22,0131940842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7070731126459" calcext:value-type="float">
            <text:p>99,7070731126</text:p>
          </table:table-cell>
          <table:table-cell table:formula="of:=AVERAGE([.C2:.C11])" office:value-type="float" office:value="0.292926887354132" calcext:value-type="float">
            <text:p>0,2929268874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60.1" calcext:value-type="float">
            <text:p>12560,1</text:p>
          </table:table-cell>
          <table:table-cell table:formula="of:=AVERAGE([.F2:.F11])" office:value-type="float" office:value="36.9" calcext:value-type="float">
            <text:p>36,9</text:p>
          </table:table-cell>
          <table:table-cell table:formula="of:=SUM([.G2:.G11])/10" office:value-type="float" office:value="0.01346700191498" calcext:value-type="float">
            <text:p>0,0134670019</text:p>
          </table:table-cell>
          <table:table-cell table:formula="of:=SUM([.H2:.H11])/10" office:value-type="float" office:value="22.03128004075" calcext:value-type="float">
            <text:p>22,0312800408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7" calcext:value-type="float">
            <text:p>5844,7</text:p>
          </table:table-cell>
          <table:table-cell table:formula="of:=AVERAGE([.G18:.G27])" office:value-type="float" office:value="18" calcext:value-type="float">
            <text:p>18</text:p>
          </table:table-cell>
          <table:table-cell/>
          <table:table-cell office:value-type="float" office:value="5808" calcext:value-type="float">
            <text:p>580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formula="of:=12597-SUM([.E18:.G18])" office:value-type="float" office:value="6755" calcext:value-type="float">
            <text:p>6755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8.9" calcext:value-type="float">
            <text:p>18,9</text:p>
          </table:table-cell>
          <table:table-cell table:formula="of:=AVERAGE([.H18:.H27])" office:value-type="float" office:value="6715.4" calcext:value-type="float">
            <text:p>6715,4</text:p>
          </table:table-cell>
          <table:table-cell/>
          <table:table-cell office:value-type="float" office:value="5916" calcext:value-type="float">
            <text:p>591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12597-SUM([.E19:.G19])" office:value-type="float" office:value="6645" calcext:value-type="float">
            <text:p>6645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58" calcext:value-type="float">
            <text:p>575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formula="of:=12597-SUM([.E20:.G20])" office:value-type="float" office:value="6805" calcext:value-type="float">
            <text:p>6805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7" calcext:value-type="float">
            <text:p>5844,7</text:p>
          </table:table-cell>
          <table:table-cell table:number-columns-repeated="2"/>
          <table:table-cell office:value-type="float" office:value="5843" calcext:value-type="float">
            <text:p>584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formula="of:=12597-SUM([.E21:.G21])" office:value-type="float" office:value="6705" calcext:value-type="float">
            <text:p>6705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8.9" calcext:value-type="float">
            <text:p>18,9</text:p>
          </table:table-cell>
          <table:table-cell table:number-columns-repeated="2"/>
          <table:table-cell office:value-type="float" office:value="5828" calcext:value-type="float">
            <text:p>582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12597-SUM([.E22:.G22])" office:value-type="float" office:value="6732" calcext:value-type="float">
            <text:p>673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" calcext:value-type="float">
            <text:p>18</text:p>
          </table:table-cell>
          <table:table-cell table:number-columns-repeated="2"/>
          <table:table-cell office:value-type="float" office:value="5865" calcext:value-type="float">
            <text:p>586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12597-SUM([.E23:.G23])" office:value-type="float" office:value="6701" calcext:value-type="float">
            <text:p>6701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5.4" calcext:value-type="float">
            <text:p>6715,4</text:p>
          </table:table-cell>
          <table:table-cell table:number-columns-repeated="2"/>
          <table:table-cell office:value-type="float" office:value="5857" calcext:value-type="float">
            <text:p>585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12597-SUM([.E24:.G24])" office:value-type="float" office:value="6705" calcext:value-type="float">
            <text:p>6705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61" calcext:value-type="float">
            <text:p>586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12597-SUM([.E25:.G25])" office:value-type="float" office:value="6703" calcext:value-type="float">
            <text:p>6703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63" calcext:value-type="float">
            <text:p>596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12597-SUM([.E26:.G26])" office:value-type="float" office:value="6601" calcext:value-type="float">
            <text:p>6601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48" calcext:value-type="float">
            <text:p>574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12597-SUM([.E27:.G27])" office:value-type="float" office:value="6802" calcext:value-type="float">
            <text:p>680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7070731126459" calcext:value-type="float">
            <text:p>0,9970707311</text:p>
          </table:table-cell>
          <table:table-cell table:number-columns-repeated="2"/>
          <table:table-cell table:formula="of:=SUM([.E18:.E27])/10" office:value-type="float" office:value="5844.7" calcext:value-type="float">
            <text:p>5844,7</text:p>
          </table:table-cell>
          <table:table-cell table:formula="of:=SUM([.F18:.F27])/10" office:value-type="float" office:value="18.9" calcext:value-type="float">
            <text:p>18,9</text:p>
          </table:table-cell>
          <table:table-cell table:formula="of:=SUM([.G18:.G27])/10" office:value-type="float" office:value="18" calcext:value-type="float">
            <text:p>18</text:p>
          </table:table-cell>
          <table:table-cell table:formula="of:=SUM([.H18:.H27])/10" office:value-type="float" office:value="6715.4" calcext:value-type="float">
            <text:p>6715,4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292926887354132" calcext:value-type="float">
            <text:p>0,00292926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92974226892" calcext:value-type="float">
            <text:p>0,99692974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193472224285" calcext:value-type="float">
            <text:p>0,997193472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03:09:41.39086584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33S</meta:editing-duration>
    <meta:editing-cycles>6</meta:editing-cycles>
    <meta:generator>LibreOffice/5.1.6.2$Linux_X86_64 LibreOffice_project/10m0$Build-2</meta:generator>
    <dc:date>2018-01-20T03:10:47.647809077</dc:date>
    <meta:document-statistic meta:table-count="1" meta:cell-count="167" meta:object-count="0"/>
  </office:meta>
</office:document-meta>
</file>